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26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lor ABS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est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4"/>
          <table:table-cell table:style-name="ce6" table:number-columns-repeated="3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04:28.452436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7T10:06:59.181410670</dc:date>
    <meta:editing-duration>PT7H14M50S</meta:editing-duration>
    <meta:editing-cycles>20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60" meta:object-count="0"/>
  </office:meta>
</office:document-meta>
</file>